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TOTAL COST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LINK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DUINO MEGA</text:p>
          </table:table-cell>
          <table:table-cell office:value-type="float" office:value="9.99" table:style-name="ce1">
            <text:p>9.99</text:p>
          </table:table-cell>
          <table:table-cell office:value-type="float" office:value="9.99" table:formula="of:=[.A2]*[.C2]" table:style-name="ce1">
            <text:p>9.99</text:p>
          </table:table-cell>
          <table:table-cell table:style-name="ce1"/>
          <table:table-cell office:value-type="string" table:style-name="ce3">
            <text:p><text:a xlink:href="http://www.ebay.co.uk/itm/Microcontroller-Board-ATmega2560-16AU-USB-Cable-For-Arduino-MEGA2560-Module-UK-/261665271557?pt=LH_DefaultDomain_3&amp;hash=item3cec772f05">http://www.ebay.co.uk/itm/Microcontroller-Board-ATmega2560-16AU-USB-Cable-For-Arduino-MEGA2560-Module-UK-/261665271557?pt=LH_DefaultDomain_3&amp;hash=item3cec772f05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C-SR04 ULTRASONIC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4.5599999999999996" table:formula="of:=[.A3]*[.C3]" table:style-name="ce1">
            <text:p>4.56</text:p>
          </table:table-cell>
          <table:table-cell table:style-name="ce1"/>
          <table:table-cell office:value-type="string" table:style-name="ce3">
            <text:p><text:a xlink:href="http://www.ebay.co.uk/itm/HC-SR04-Ultrasonic-Range-Finder-Distance-Measuring-Module-Sensor-Arduino-Pi-Pic-/281245396694?pt=LH_DefaultDomain_3&amp;hash=item417b882ed6">http://www.ebay.co.uk/itm/HC-SR04-Ultrasonic-Range-Finder-Distance-Measuring-Module-Sensor-Arduino-Pi-Pic-/281245396694?pt=LH_DefaultDomain_3&amp;hash=item417b882ed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G5528 LDR</text:p>
          </table:table-cell>
          <table:table-cell office:value-type="float" office:value="1.34" table:style-name="ce1">
            <text:p>1.34</text:p>
          </table:table-cell>
          <table:table-cell office:value-type="float" office:value="1.34" table:formula="of:=[.A4]*[.C4]" table:style-name="ce1">
            <text:p>1.34</text:p>
          </table:table-cell>
          <table:table-cell table:style-name="ce1"/>
          <table:table-cell office:value-type="string" table:style-name="ce3">
            <text:p><text:a xlink:href="http://www.ebay.co.uk/itm/10-x-LDR-G5528-Light-Dependent-Resistor-Photoresistor-Arduino-Raspberry-L5A205-/161357263026?pt=LH_DefaultDomain_3&amp;hash=item2591a470b2">http://www.ebay.co.uk/itm/10-x-LDR-G5528-Light-Dependent-Resistor-Photoresistor-Arduino-Raspberry-L5A205-/161357263026?pt=LH_DefaultDomain_3&amp;hash=item2591a470b2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GU ROVER 5</text:p>
          </table:table-cell>
          <table:table-cell office:value-type="float" office:value="46.67" table:style-name="ce1">
            <text:p>46.67</text:p>
          </table:table-cell>
          <table:table-cell office:value-type="float" office:value="46.67" table:formula="of:=[.A5]*[.C5]" table:style-name="ce1">
            <text:p>46.67</text:p>
          </table:table-cell>
          <table:table-cell table:style-name="ce1"/>
          <table:table-cell office:value-type="string" table:style-name="ce3">
            <text:p><text:a xlink:href="http://robosavvy.com/store/kits/wheeled/dagu-rover-5-robot-platform-2-motors-2-encoders.html">http://robosavvy.com/store/kits/wheeled/dagu-rover-5-robot-platform-2-motors-2-encoders.html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5 mm RGB LED COMMON CATHODE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formula="of:=[.A6]*[.C6]" table:style-name="ce1">
            <text:p>0.99</text:p>
          </table:table-cell>
          <table:table-cell table:style-name="ce1"/>
          <table:table-cell office:value-type="string" table:style-name="ce3">
            <text:p><text:a xlink:href="http://www.ebay.co.uk/itm/5MM-4PIN-RGB-LED-Diode-Clear-Frosted-Common-Anode-Cathode-Light-Bulb-UltraBright-/301205844253?pt=LH_DefaultDomain_3&amp;var=&amp;hash=item462144711d">http://www.ebay.co.uk/itm/5MM-4PIN-RGB-LED-Diode-Clear-Frosted-Common-Anode-Cathode-Light-Bulb-UltraBright-/301205844253?pt=LH_DefaultDomain_3&amp;var=&amp;hash=item462144711d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0 mm ALUMINIUM SHEET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2300000000000004" table:formula="of:=[.A7]*[.C7]" table:style-name="ce1">
            <text:p>4.23</text:p>
          </table:table-cell>
          <table:table-cell office:value-type="string" table:style-name="ce1">
            <text:p>200x200x3.0</text:p>
          </table:table-cell>
          <table:table-cell office:value-type="string" table:style-name="ce3">
            <text:p><text:a xlink:href="http://www.ebay.co.uk/itm/Aluminium-Sheet-Plate-Guillotine-Cut-25-off-the-shelf-sizes-Fly-Press-Folder-/111379898202?pt=LH_DefaultDomain_3&amp;var=410361283608&amp;hash=item19eec25f5a">http://www.ebay.co.uk/itm/Aluminium-Sheet-Plate-Guillotine-Cut-25-off-the-shelf-sizes-Fly-Press-Folder-/111379898202?pt=LH_DefaultDomain_3&amp;var=410361283608&amp;hash=item19eec25f5a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0 x MALE TO FEMALE JUMPER WIRE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2400000000000002" table:formula="of:=[.A8]*[.C8]" table:style-name="ce1">
            <text:p>2.24</text:p>
          </table:table-cell>
          <table:table-cell table:style-name="ce1"/>
          <table:table-cell office:value-type="string" table:style-name="ce3">
            <text:p><text:a xlink:href="http://www.ebay.co.uk/itm/40pcs-Dupont-Male-to-Female-Jumper-Wire-Ribbon-Cable-Pi-Pic-Breadboard-Arduino-/281200991638?pt=LH_DefaultDomain_3&amp;hash=item4178e29d96">http://www.ebay.co.uk/itm/40pcs-Dupont-Male-to-Female-Jumper-Wire-Ribbon-Cable-Pi-Pic-Breadboard-Arduino-/281200991638?pt=LH_DefaultDomain_3&amp;hash=item4178e29d9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 x PROTOTYPING BOARD PCB</text:p>
          </table:table-cell>
          <table:table-cell office:value-type="float" office:value="4.76" table:style-name="ce1">
            <text:p>4.76</text:p>
          </table:table-cell>
          <table:table-cell office:value-type="float" office:value="4.76" table:formula="of:=[.A9]*[.C9]" table:style-name="ce1">
            <text:p>4.76</text:p>
          </table:table-cell>
          <table:table-cell office:value-type="string" table:style-name="ce1">
            <text:p>64x95</text:p>
          </table:table-cell>
          <table:table-cell office:value-type="string" table:style-name="ce3">
            <text:p><text:a xlink:href="http://www.ebay.co.uk/itm/Strip-Board-Printed-Circuit-PCB-Vero-Prototyping-Track-Packs-of-5-/261199157440?pt=LH_DefaultDomain_3&amp;var=&amp;hash=item3cd0aed8c0">http://www.ebay.co.uk/itm/Strip-Board-Printed-Circuit-PCB-Vero-Prototyping-Track-Packs-of-5-/261199157440?pt=LH_DefaultDomain_3&amp;var=&amp;hash=item3cd0aed8c0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#MR01 ELECTRIC MOTOR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formula="of:=[.A10]*[.C10]" table:style-name="ce1">
            <text:p>1.27</text:p>
          </table:table-cell>
          <table:table-cell table:style-name="ce1"/>
          <table:table-cell office:value-type="string" table:style-name="ce3">
            <text:p><text:a xlink:href="http://www.ebay.co.uk/itm/Miniature-Small-Electric-Motor-Brushed-1-5V-12V-DC-for-Models-Crafts-Robots-/130773600534?pt=LH_DefaultDomain_3&amp;var=&amp;hash=item1e72b6c916">http://www.ebay.co.uk/itm/Miniature-Small-Electric-Motor-Brushed-1-5V-12V-DC-for-Models-Crafts-Robots-/130773600534?pt=LH_DefaultDomain_3&amp;var=&amp;hash=item1e72b6c91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UMINIUM ROUND TUBE 500 mm</text:p>
          </table:table-cell>
          <table:table-cell office:value-type="float" office:value="4.83" table:style-name="ce1">
            <text:p>4.83</text:p>
          </table:table-cell>
          <table:table-cell office:value-type="float" office:value="4.83" table:formula="of:=[.A11]*[.C11]" table:style-name="ce1">
            <text:p>4.83</text:p>
          </table:table-cell>
          <table:table-cell office:value-type="string" table:style-name="ce1">
            <text:p>3/8" x 16 SWG (9.53x1.63)</text:p>
          </table:table-cell>
          <table:table-cell office:value-type="string" table:style-name="ce3">
            <text:p><text:a xlink:href="http://www.ebay.co.uk/itm/Aluminium-Round-Tube-/281138606896?pt=LH_DefaultDomain_3&amp;var=580271779796&amp;hash=item41752ab330">http://www.ebay.co.uk/itm/Aluminium-Round-Tube-/281138606896?pt=LH_DefaultDomain_3&amp;var=580271779796&amp;hash=item41752ab330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BRASS STANDOFF + SCREWS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.4900000000000002" table:formula="of:=[.A12]*[.C12]" table:style-name="ce1">
            <text:p>2.49</text:p>
          </table:table-cell>
          <table:table-cell table:style-name="ce1"/>
          <table:table-cell office:value-type="string" table:style-name="ce3">
            <text:p><text:a xlink:href="http://www.ebay.co.uk/itm/10x-6-5mm-Brass-Standoff-6-32-M3-PC-Case-Motherboard-Riser-Screws-Washers-/221250644706?pt=LH_DefaultDomain_3&amp;hash=item338390eae2">http://www.ebay.co.uk/itm/10x-6-5mm-Brass-Standoff-6-32-M3-PC-Case-Motherboard-Riser-Screws-Washers-/221250644706?pt=LH_DefaultDomain_3&amp;hash=item338390eae2</text:a></text:p>
          </table:table-cell>
          <table:table-cell table:number-columns-repeated="16378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3.36999999999999" table:formula="of:=SUM([.D2:.D25])" table:style-name="ce1">
            <text:p>83.37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mokanu</meta:initial-creator>
    <dc:creator>Comokanu</dc:creator>
    <meta:creation-date>2015-03-04T23:25:23Z</meta:creation-date>
    <dc:date>2015-03-05T00:09:30Z</dc:date>
  </office:meta>
</office:document-meta>
</file>